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"/>
    </style:style>
    <style:style style:name="P2" style:family="paragraph" style:parent-style-name="Standard">
      <style:paragraph-properties fo:line-height="200%"/>
      <style:text-properties style:font-name="Times" fo:font-weight="bold" style:font-weight-asian="bold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" fo:font-weight="bold" style:font-weight-asian="bold" style:font-weight-complex="bold"/>
    </style:style>
    <style:style style:name="P4" style:family="paragraph" style:parent-style-name="Standard">
      <style:paragraph-properties fo:line-height="200%"/>
      <style:text-properties style:font-name="Times" fo:font-weight="normal" style:font-weight-asian="normal" style:font-weight-complex="normal"/>
    </style:style>
    <style:style style:name="P5" style:family="paragraph" style:parent-style-name="Standard">
      <style:paragraph-properties fo:line-height="200%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Time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line-height="200%"/>
      <style:text-properties style:font-name="Time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line-height="200%" fo:text-align="center" style:justify-single-word="false"/>
      <style:text-properties style:font-name="Time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line-height="200%" fo:text-align="center" style:justify-single-word="false"/>
      <style:text-properties style:font-name="Times" fo:font-size="11.5pt" fo:font-style="italic" fo:font-weight="bold" style:font-name-asian="Times New Roman1" style:font-size-asian="11.5pt" style:font-style-asian="italic" style:font-weight-asian="bold" style:font-name-complex="Times New Roman1" style:font-size-complex="11.5pt" style:font-style-complex="italic" style:font-weight-complex="bold"/>
    </style:style>
    <style:style style:name="P12" style:family="paragraph" style:parent-style-name="Standard">
      <style:paragraph-properties fo:line-height="200%"/>
    </style:style>
    <style:style style:name="P13" style:family="paragraph" style:parent-style-name="Standard">
      <style:paragraph-properties fo:line-height="200%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.2665in" fo:margin-right="0in" fo:line-height="200%" fo:text-indent="-0.2665in" style:auto-text-indent="false" style:text-autospace="none">
        <style:tab-stops>
          <style:tab-stop style:position="0.2665in"/>
        </style:tab-stops>
      </style:paragraph-properties>
      <style:text-properties style:font-name="Times"/>
    </style:style>
    <style:style style:name="P15" style:family="paragraph" style:parent-style-name="Standard">
      <style:paragraph-properties fo:margin-left="0.2665in" fo:margin-right="0in" fo:line-height="200%" fo:text-indent="-0.2665in" style:auto-text-indent="false" style:text-autospace="none">
        <style:tab-stops>
          <style:tab-stop style:position="0.2665in"/>
        </style:tab-stops>
      </style:paragraph-properties>
      <style:text-properties style:font-name="Times" fo:font-weight="normal" style:font-weight-asian="normal" style:font-weight-complex="normal"/>
    </style:style>
    <style:style style:name="P16" style:family="paragraph" style:parent-style-name="Standard">
      <style:paragraph-properties fo:margin-left="0.2665in" fo:margin-right="0in" fo:line-height="200%" fo:text-indent="-0.2665in" style:auto-text-indent="false" style:text-autospace="none">
        <style:tab-stops>
          <style:tab-stop style:position="0.2665in"/>
        </style:tab-stops>
      </style:paragraph-properties>
    </style:style>
    <style:style style:name="P17" style:family="paragraph" style:parent-style-name="Standard">
      <style:paragraph-properties fo:line-height="200%" fo:text-align="center" style:justify-single-word="false"/>
      <style:text-properties style:font-name="Times" fo:font-size="11.5pt" fo:font-style="normal" fo:font-weight="bold" style:font-name-asian="Times New Roman1" style:font-size-asian="11.5pt" style:font-style-asian="normal" style:font-weight-asian="bold" style:font-name-complex="Times New Roman1" style:font-size-complex="11.5pt" style:font-style-complex="normal" style:font-weight-complex="bold"/>
    </style:style>
    <style:style style:name="P18" style:family="paragraph" style:parent-style-name="Standard">
      <style:paragraph-properties fo:line-height="200%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200%" fo:text-align="center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name-complex="Times New Roman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-complex="Times New Roman"/>
    </style:style>
    <style:style style:name="T5" style:family="text">
      <style:text-properties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language="it" fo:country="IT" style:font-name-complex="Times New Roman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12pt" fo:font-style="normal" style:font-size-asian="12pt" style:font-style-asian="normal" style:font-name-complex="Times New Roman" style:font-size-complex="12pt" style:font-style-complex="normal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italic" style:font-size-asian="12pt" style:font-style-asian="italic" style:font-name-complex="Times New Roman" style:font-size-complex="12pt" style:font-style-complex="italic"/>
    </style:style>
    <style:style style:name="T1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Times"/>
    </style:style>
    <style:style style:name="T14" style:family="text">
      <style:text-properties style:font-name="Times" fo:font-style="italic" style:font-style-asian="italic" style:font-style-complex="italic"/>
    </style:style>
    <style:style style:name="T15" style:family="text">
      <style:text-properties style:font-name="Times" fo:font-style="italic" style:font-style-asian="italic" style:font-name-complex="Times New Roman" style:font-style-complex="italic"/>
    </style:style>
    <style:style style:name="T16" style:family="text">
      <style:text-properties style:font-name="Times" fo:font-style="normal" style:font-style-asian="normal" style:font-style-complex="normal"/>
    </style:style>
    <style:style style:name="T17" style:family="text">
      <style:text-properties style:font-name="Times" fo:font-style="normal" style:text-underline-style="none" style:font-style-asian="normal" style:font-style-complex="normal"/>
    </style:style>
    <style:style style:name="T18" style:family="text">
      <style:text-properties style:font-name="Times" fo:font-size="12pt" fo:font-style="normal" style:font-size-asian="12pt" style:font-style-asian="normal" style:font-size-complex="12pt" style:font-style-complex="normal"/>
    </style:style>
    <style:style style:name="T19" style:family="text"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"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font-name="Time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Times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stract</text:p>
      <text:p text:style-name="P4"><text:tab/>Massively Multiplayer Online Role Playing Games, otherwise known as MMORPGs or MMOs, are a fast growing sector of the entertainment industry with billions of dollars in revenue every year. <text:s/>With over 11.1 million players on Blizzard's World of Warcraft alone, more and more people are engaging in MMOs. <text:s/>The social aspect of the genre presents unique challenges to developers of the genre. <text:s/>Designers find themselves faced with attempting to appease a wide variety of players who enjoy and pay for their games. <text:s/>MMO players are drawn to the idea of advancing their characters, investing “Avatar Capital” into their online persona and developing a commitment to the game. <text:s/>Players also come from a diverse range of cultures and backgrounds that the game must remain sensitive to, and certain lucrative markets such as China can require extensive changes to the core game during localization. <text:s/>Programming oversights can also lead to complicated situations and game altering bugs and glitches, often complicating the integrity of the community and requiring a careful response from the designers. <text:s/>These problems require the designer to alter their position to that of a social engineer, taking on a new understanding of their players and the reasons people play to create a rich virtual world and keep the game profitable for the company.</text:p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6"/>
      <text:p text:style-name="P17">The Design And Social Challenges Of </text:p>
      <text:p text:style-name="P17">Developing Massively Multiplayer Online Games</text:p>
      <text:p text:style-name="P11"/>
      <text:p text:style-name="P11"/>
      <text:p text:style-name="P7">A Research Paper</text:p>
      <text:p text:style-name="P7">in STS 4600</text:p>
      <text:p text:style-name="P7">Presented to </text:p>
      <text:p text:style-name="P7">The Faculty of the</text:p>
      <text:p text:style-name="P7">School of Engineering and Applied Science</text:p>
      <text:p text:style-name="P7">University of Virginia</text:p>
      <text:p text:style-name="P7">In Partial Fulfillment of the Requirements for the Degree</text:p>
      <text:p text:style-name="P7">Bachelor of Science in Computer Science</text:p>
      <text:p text:style-name="P7"/>
      <text:p text:style-name="P7"/>
      <text:p text:style-name="P7"/>
      <text:p text:style-name="P7"/>
      <text:p text:style-name="P6">By</text:p>
      <text:p text:style-name="P6">Domenic Tessari</text:p>
      <text:p text:style-name="P6">November 8, 2011</text:p>
      <text:p text:style-name="P10"/>
      <text:p text:style-name="P10"/>
      <text:p text:style-name="P10"/>
      <text:p text:style-name="P6">On my honor as a University student, I have neither given nor received unauthorized aid on this assignment as defined by the Honor Guidelines for Thesis Related Assignments</text:p>
      <text:p text:style-name="P6">Signed: _______________________________________________Date: ____________</text:p>
      <text:p text:style-name="P6">Approved: ____________________________________________ Date: ___________</text:p>
      <text:p text:style-name="P6"/>
      <text:p text:style-name="P3"><text:soft-page-break/></text:p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31T00:10:24.46</meta:creation-date>
    <meta:editing-duration>PT8H48M41S</meta:editing-duration>
    <meta:editing-cycles>9</meta:editing-cycles>
    <meta:generator>OpenOffice.org/3.3$Win32 OpenOffice.org_project/330m20$Build-9567</meta:generator>
    <meta:initial-creator>Domenic Tessari</meta:initial-creator>
    <dc:date>2011-11-15T20:48:52.57</dc:date>
    <dc:creator>Domenic Tessari</dc:creator>
    <meta:printed-by>Domenic Tessari</meta:printed-by>
    <meta:print-date>2011-11-01T13:54:15.39</meta:print-date>
    <meta:document-statistic meta:table-count="0" meta:image-count="0" meta:object-count="0" meta:page-count="3" meta:paragraph-count="19" meta:word-count="303" meta:character-count="1996"/>
  </office:meta>
</office:document-meta>
</file>